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paragraph-properties fo:line-height="150%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style:font-name-complex="Arial"/>
    </style:style>
    <style:style style:name="P4" style:family="paragraph" style:parent-style-name="Standard">
      <style:paragraph-properties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line-height="150%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text-align="start" style:justify-single-word="false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fo:font-size="16pt" style:font-size-asian="16pt" style:font-name-complex="Arial" style:font-size-complex="16pt"/>
    </style:style>
    <style:style style:name="P9" style:family="paragraph" style:parent-style-name="Standard">
      <style:paragraph-properties fo:padding-left="0.141cm" fo:padding-right="0.141cm" fo:padding-top="0.035cm" fo:padding-bottom="1.094cm" fo:border="0.035cm solid #000000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line-height="150%" fo:padding-left="0.141cm" fo:padding-right="0.141cm" fo:padding-top="0.035cm" fo:padding-bottom="1.094cm" fo:border="0.035cm solid #000000">
        <style:tab-stops>
          <style:tab-stop style:position="0.82cm"/>
          <style:tab-stop style:position="3.96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BSZ f. Technik, Wirtschaft, Gesundheit Oelsnitz</text:p>
      <text:p text:style-name="P6"><text:s/>Berufliches Gymnasium </text:p>
      <text:p text:style-name="P6"/>
      <text:p text:style-name="P6"/>
      <text:p text:style-name="P7"/>
      <text:p text:style-name="P7"/>
      <text:p text:style-name="P7">Belegarbeit</text:p>
      <text:p text:style-name="P8">Schuljahr 2009/2010</text:p>
      <text:p text:style-name="P4"/>
      <text:p text:style-name="P2"/>
      <text:p text:style-name="P2"/>
      <text:p text:style-name="P3"/>
      <text:p text:style-name="P5"/>
      <text:p text:style-name="P1"><text:span text:style-name="T2"><text:s text:c="3"/><text:tab/>Thema: <text:s text:c="2"/><text:tab/>Entwicklung und Dokumentation eines Pathfinding <text:tab/><text:tab/><text:tab/>Algorithmus<text:tab/> <text:s text:c="2"/></text:span><text:span text:style-name="T1"><text:s text:c="6"/></text:span></text:p>
      <text:p text:style-name="P5"/>
      <text:p text:style-name="P5"/>
      <text:p text:style-name="P5"/>
      <text:p text:style-name="P5"><text:s text:c="4"/></text:p>
      <text:p text:style-name="P5"><text:s/><text:tab/>Fach:<text:tab/>Informationssysteme</text:p>
      <text:p text:style-name="P5"/>
      <text:p text:style-name="P5"/>
      <text:p text:style-name="P5"><text:s/><text:tab/>Fachlehrer:<text:tab/>Herr Olbrich</text:p>
      <text:p text:style-name="P5"/>
      <text:p text:style-name="P5"/>
      <text:p text:style-name="P5"><text:s text:c="2"/><text:tab/>vorgelegt von:<text:tab/>Sebastian Hahn</text:p>
      <text:p text:style-name="P5"/>
      <text:p text:style-name="P5"/>
      <text:p text:style-name="P5"><text:s text:c="2"/><text:tab/>Kurs/Hj.<text:tab/>1 Halbjahr</text:p>
      <text:p text:style-name="P5"/>
      <text:p text:style-name="P5"/>
      <text:p text:style-name="P5"><text:s text:c="2"/><text:tab/>Abgabedatum:<text:tab/>16. Dezember 2009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8M17S</meta:editing-duration>
    <meta:editing-cycles>5</meta:editing-cycles>
    <meta:generator>OpenOffice.org/3.1$Win32 OpenOffice.org_project/310m19$Build-9420</meta:generator>
    <dc:date>2009-12-15T21:26:45.03</dc:date>
    <meta:print-date>2009-12-15T21:26:37.95</meta:print-date>
    <meta:document-statistic meta:table-count="0" meta:image-count="0" meta:object-count="0" meta:page-count="1" meta:paragraph-count="11" meta:word-count="34" meta:character-count="331"/>
    <meta:user-defined meta:name="Info 1"/>
    <meta:user-defined meta:name="Info 2"/>
    <meta:user-defined meta:name="Info 3"/>
    <meta:user-defined meta:name="Info 4"/>
  </office:meta>
</office:document-meta>
</file>